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' EXHORTATIONS (7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' EXHORTATIONS (7:1-12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Our responsibilities to the saved (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Our responsibilities to ourselves (7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Our responsibilities to the ungodly (7: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Our responsibilities to the Lord (7:7-11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Our responsibilities to the Lord (7:7-11)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 command (7:7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confidence (7: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 comparison (7:9-11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JESUS' EXHORTATIONS (7:1-12)<text:s text:c="1"/></text:span><text:span text:style-name="a481" text:class-names=""/></text:p>
          </draw:text-box>
          <svg:title/>
          <svg:desc/>
        </draw:frame>
        <draw:frame draw:id="id90" presentation:style-name="a502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Our responsibilities to the saved (7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Our responsibilities to ourselves (7:3-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Our responsibilities to the ungodly (7: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Our responsibilities to the Lord (7:7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Our responsibilities to the world (7:1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5" draw:style-name="a503" draw:master-page-name="Master1-Layout12-tx-Title-and-Text" presentation:presentation-page-layout-name="Master1-PPL12" draw:id="Slide-260">
        <draw:frame draw:id="id91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MATTHEW 7</text:span><text:span text:style-name="a505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JESUS' EXHORTATIONS (7:1-12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JESUS' ILLUSTRATION (7:13-27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JESUS' ILLUSTRATION (7:13-27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The two roads (7:13-14)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two roads (7:13-14)<text:s text:c="1"/>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broad highway to hell (7: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narrow road to heaven (7:1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JESUS' ILLUSTRATION (7:13-27)<text:s text:c="1"/></text:span><text:span text:style-name="a545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two roads (7:13-1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two animals (a condemnation of false prophets) (7: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two animals (a condemnation of false prophets) (7:1)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y pretend to be sheep (7:15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y prove to be wolves (7:15b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JESUS' ILLUSTRATION (7:13-27)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two roads (7:13-1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two animals (a condemnation of false prophets) (7: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two kinds of disciples (7:21-2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two kinds of disciples (7:21-23)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rue disciples (7:21a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False disciples (7:21b-23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False disciples (7:21b-23):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wondrous deeds they will say they did (7:22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wicked deeds Christ will say they did (7:21b, 23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two kinds of disciples (7:21-23)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rue disciples (7:21a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False disciples (7:21b-2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JESUS' ILLUSTRATION (7:13-27)<text:s text:c="1"/></text:span><text:span text:style-name="a638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two roads (7:13-14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two animals (a condemnation of false prophets) (7:1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two kinds of disciples (7:21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two trees (7:16-20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5" draw:style-name="a657" draw:master-page-name="Master1-Layout12-tx-Title-and-Text" presentation:presentation-page-layout-name="Master1-PPL12" draw:id="Slide-270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two trees (7:16-20)<text:s text:c="1"/></text:span><text:span text:style-name="a659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A good tree cannot produce bad fruit (7:16, 18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A bad tree cannot produce good fruit (7:17, 19-20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6" draw:style-name="a672" draw:master-page-name="Master1-Layout12-tx-Title-and-Text" presentation:presentation-page-layout-name="Master1-PPL12" draw:id="Slide-271">
        <draw:frame draw:id="id113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JESUS' ILLUSTRATION (7:13-27)<text:s text:c="1"/></text:span><text:span text:style-name="a674" text:class-names=""/></text:p>
          </draw:text-box>
          <svg:title/>
          <svg:desc/>
        </draw:frame>
        <draw:frame draw:id="id114" presentation:style-name="a695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two roads (7:13-1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two animals (a condemnation of false prophets) (7: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two kinds of disciples (7:21-2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two trees (7:16-20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two builders (7:24-27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7" draw:style-name="a696" draw:master-page-name="Master1-Layout1-title-Title-Slide" presentation:presentation-page-layout-name="Master1-PPL1" draw:id="Slide-272">
        <draw:frame draw:id="id115" presentation:style-name="a700" draw:name="Title 1" svg:x="1.38in" svg:y="0.83in" svg:width="10.3in" svg:height="4.42in" presentation:class="title" presentation:placeholder="false">
          <draw:text-box>
            <text:p text:style-name="a699" text:class-names="" text:cond-style-name=""><text:span text:style-name="a697" text:class-names=""><text:s text:c="1"/>The two builders (7:24-27)<text:s text:c="1"/></text:span><text:span text:style-name="a698" text:class-names=""/></text:p>
          </draw:text-box>
          <svg:title/>
          <svg:desc/>
        </draw:frame>
        <draw:frame draw:id="id116" presentation:style-name="a705" draw:name="Subtitle 2" svg:x="1.38in" svg:y="5.25in" svg:width="10.3in" svg:height="1.85in" presentation:class="subtitle" presentation:placeholder="false">
          <draw:text-box>
            <text:p text:style-name="a702" text:class-names="" text:cond-style-name=""><text:span text:style-name="a701" text:class-names=""><text:s text:c="1"/>The structures (7:24, 26)<text:s text:c="1"/></text:span></text:p>
            <text:p text:style-name="a704" text:class-names="" text:cond-style-name=""><text:span text:style-name="a703" text:class-names=""/></text:p>
          </draw:text-box>
          <svg:title/>
          <svg:desc/>
        </draw:frame>
      </draw:page>
      <draw:page draw:name="Slide18" draw:style-name="a706" draw:master-page-name="Master1-Layout12-tx-Title-and-Text" presentation:presentation-page-layout-name="Master1-PPL12" draw:id="Slide-273">
        <draw:frame draw:id="id117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The structures (7:24, 26)<text:s text:c="1"/></text:span><text:span text:style-name="a708" text:class-names=""/></text:p>
          </draw:text-box>
          <svg:title/>
          <svg:desc/>
        </draw:frame>
        <draw:frame draw:id="id118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One man built his house on solid rock (7:24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One man built his house on shifting sand (7:26).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9" draw:style-name="a721" draw:master-page-name="Master1-Layout12-tx-Title-and-Text" presentation:presentation-page-layout-name="Master1-PPL12" draw:id="Slide-274">
        <draw:frame draw:id="id119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<text:s text:c="1"/>The two builders (7:24-27)<text:s text:c="1"/></text:span><text:span text:style-name="a723" text:class-names=""/></text:p>
          </draw:text-box>
          <svg:title/>
          <svg:desc/>
        </draw:frame>
        <draw:frame draw:id="id120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The structures (7:24, 26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storm (7:25, 27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0" draw:style-name="a736" draw:master-page-name="Master1-Layout12-tx-Title-and-Text" presentation:presentation-page-layout-name="Master1-PPL12" draw:id="Slide-275">
        <draw:frame draw:id="id121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<text:s text:c="1"/>The storm (7:25, 27)<text:s text:c="1"/></text:span><text:span text:style-name="a738" text:class-names=""/></text:p>
          </draw:text-box>
          <svg:title/>
          <svg:desc/>
        </draw:frame>
        <draw:frame draw:id="id122" presentation:style-name="a750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The house on the rock stood firm (7:25).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house on the sand fell flat (7:27).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1" draw:style-name="a751" draw:master-page-name="Master1-Layout12-tx-Title-and-Text" presentation:presentation-page-layout-name="Master1-PPL12" draw:id="Slide-276">
        <draw:frame draw:id="id123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<text:s text:c="1"/>The two builders (7:24-27)<text:s text:c="1"/></text:span><text:span text:style-name="a753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The structures (7:24, 26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torm (7:25, 27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2" draw:style-name="a766" draw:master-page-name="Master1-Layout12-tx-Title-and-Text" presentation:presentation-page-layout-name="Master1-PPL12" draw:id="Slide-277">
        <draw:frame draw:id="id125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JESUS' ILLUSTRATION (7:13-27)<text:s text:c="1"/></text:span><text:span text:style-name="a768" text:class-names=""/></text:p>
          </draw:text-box>
          <svg:title/>
          <svg:desc/>
        </draw:frame>
        <draw:frame draw:id="id126" presentation:style-name="a789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 two roads (7:13-14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two animals (a condemnation of false prophets) (7:1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two kinds of disciples (7:21-23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two trees (7:16-20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two builders (7:24-27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MATTHEW 7</text:span><text:span text:style-name="a792" text:class-names=""/></text:p>
          </draw:text-box>
          <svg:title/>
          <svg:desc/>
        </draw:frame>
        <draw:frame draw:id="id128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JESUS' EXHORTATIONS (7:1-12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JESUS' ILLUSTRATION (7:13-27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JESUS' DEMONSTRATIONS (7:28-29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7</dc:title>
    <meta:initial-creator>David STRICKLAND</meta:initial-creator>
    <dc:creator>David STRICKLAND</dc:creator>
    <meta:creation-date>2020-02-22T17:35:47Z</meta:creation-date>
    <dc:date>2020-02-22T17:35:48Z</dc:date>
    <meta:template xlink:href="BibleStudy" xlink:type="simple"/>
    <meta:editing-cycles>1</meta:editing-cycles>
    <meta:editing-duration>PT0S</meta:editing-duration>
    <meta:document-statistic meta:paragraph-count="82" meta:word-count="666"/>
  </office:meta>
</office:document-meta>
</file>